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104.02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Criterio</text:p>
          </table:table-cell>
          <table:table-cell table:style-name="ce2" office:value-type="string" calcext:value-type="string">
            <text:p>Punt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trega en tiempo y form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Primera part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Actividad 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entifica correctamente la variable y unidad de anális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ctividad 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dentifica correctamente la variable y la unidad de anális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tividad 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entifica correctamente los niveles de medi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dentifica correctamente los valores que puede tomar cada vari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tividad 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stifica correctame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egunda Parte</text:p>
          </table:table-cell>
          <table:table-cell/>
          <table:table-cell table:style-name="ce1" office:value-type="string" calcext:value-type="string">
            <text:p>Actividad 1a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entifica correctamente la información en el documen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l procedimiento para calcular las cantidades a partir de los porcentajes es correc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tividad 1b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l procedimiento para calcular el porcentaje es correcto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tividad 1c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preta correctamente el gráf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ctividad 1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lcula correctamente los porcentaj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a interpretación es correc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ctividad 2a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dentifica correctamente el número de unidades de observación y de variab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tividad 2b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aliza correctamente la tab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terpreta correctame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Identifica correctamente el nivel de medición de la vari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tividad 2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aliza correctamente la tabla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terpreta correctame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SUM([.D2:.D31])" office:value-type="float" office:value="92" calcext:value-type="float">
            <text:p>9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 table:number-rows-repeated="104854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45:37.794245504</meta:creation-date>
    <dc:date>2018-09-27T18:35:58.078693728</dc:date>
    <meta:editing-duration>PT1H15M48S</meta:editing-duration>
    <meta:editing-cycles>2</meta:editing-cycles>
    <meta:generator>LibreOffice/6.0.3.2$Linux_X86_64 LibreOffice_project/00m0$Build-2</meta:generator>
    <meta:document-statistic meta:table-count="1" meta:cell-count="71" meta:object-count="0"/>
  </office:meta>
</office:document-meta>
</file>